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58.81mm"/>
    </style:style>
    <style:style style:name="co6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nsaction_times_local" table:style-name="ta1">
        <table:shapes>
          <draw:frame draw:z-index="0" draw:name="Local node" draw:style-name="gr1" draw:text-style-name="P1" svg:width="159.94mm" svg:height="90.04mm" svg:x="93.44mm" svg:y="84.46mm">
            <draw:object draw:notify-on-update-of-ranges="transaction_times_local.B1:transaction_times_local.B4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OPTIMISED HORNET NODE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ce2" office:value-type="string" calcext:value-type="string">
            <text:p>Statistics</text:p>
          </table:table-cell>
          <table:table-cell table:number-columns-repeated="2"/>
          <table:table-cell table:style-name="ce1"/>
          <table:table-cell/>
          <table:table-cell table:number-columns-repeated="2" table:style-name="ce1" office:value-type="string" calcext:value-type="string">
            <text:p>All entries</text:p>
          </table:table-cell>
          <table:table-cell table:style-name="ce1" office:value-type="string" calcext:value-type="string">
            <text:p>Percentage </text:p>
          </table:table-cell>
          <table:table-cell/>
        </table:table-row>
        <table:table-row table:style-name="ro1">
          <table:table-cell table:style-name="ce1" office:value-type="string" calcext:value-type="string">
            <text:p>NO DELEGATED POW +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$B$1:.$B$1048576])" office:value-type="float" office:value="1336.83567134269" calcext:value-type="float">
            <text:p>1336.83567134269</text:p>
          </table:table-cell>
          <table:table-cell office:value-type="string" calcext:value-type="string">
            <text:p>ms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&quot;&gt;&quot;&amp;[.I2]" office:value-type="string" office:string-value="&gt;2000" calcext:value-type="string">
            <text:p>&gt;2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AMMER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B$1:.$B$1048576])/COUNT([.$B$1:.$B$1048576]))" office:value-type="float" office:value="57.2950415221429" calcext:value-type="float">
            <text:p>57.2950415221429</text:p>
          </table:table-cell>
          <table:table-cell table:number-columns-repeated="4"/>
          <table:table-cell office:value-type="float" office:value="4740" calcext:value-type="float">
            <text:p>47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40" calcext:value-type="float">
            <text:p>4740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$B$1:.$B$1048576])" office:value-type="float" office:value="70" calcext:value-type="float">
            <text:p>70</text:p>
          </table:table-cell>
          <table:table-cell table:number-columns-repeated="4"/>
          <table:table-cell office:value-type="float" office:value="2039" calcext:value-type="float">
            <text:p>20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1 out of 499</text:p>
          </table:table-cell>
          <table:table-cell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formula="of:=MEDIAN([.$B$1:.$B$1048576])" office:value-type="float" office:value="910" calcext:value-type="float">
            <text:p>910</text:p>
          </table:table-cell>
          <table:table-cell table:number-columns-repeated="4"/>
          <table:table-cell office:value-type="float" office:value="2454" calcext:value-type="float">
            <text:p>2454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First Quartile </text:p>
          </table:table-cell>
          <table:table-cell table:formula="of:=QUARTILE([.$B$1:.$B$1048576]; 1)" office:value-type="float" office:value="403" calcext:value-type="float">
            <text:p>403</text:p>
          </table:table-cell>
          <table:table-cell table:number-columns-repeated="4"/>
          <table:table-cell office:value-type="float" office:value="2745" calcext:value-type="float">
            <text:p>2745</text:p>
          </table:table-cell>
          <table:table-cell office:value-type="float" office:value="116" calcext:value-type="float">
            <text:p>116</text:p>
          </table:table-cell>
          <table:table-cell table:style-name="ce5" table:formula="of:=117/499" office:value-type="float" office:value="0.234468937875751" calcext:value-type="float">
            <text:p>0.234468937875751</text:p>
          </table:table-cell>
          <table:table-cell/>
        </table:table-row>
        <table:table-row table:style-name="ro1">
          <table:table-cell/>
          <table:table-cell office:value-type="float" office:value="2039" calcext:value-type="float">
            <text:p>2039</text:p>
          </table:table-cell>
          <table:table-cell table:number-columns-repeated="2"/>
          <table:table-cell office:value-type="string" calcext:value-type="string">
            <text:p>Third Quartile</text:p>
          </table:table-cell>
          <table:table-cell table:formula="of:=QUARTILE([.$B$1:.$B$1048576]; 3)" office:value-type="float" office:value="1861" calcext:value-type="float">
            <text:p>1861</text:p>
          </table:table-cell>
          <table:table-cell table:number-columns-repeated="4"/>
          <table:table-cell office:value-type="float" office:value="2861" calcext:value-type="float">
            <text:p>2861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23.44% greater than 3s</text:p>
          </table:table-cell>
          <table:table-cell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.$B$1:.$B$1048576])" office:value-type="float" office:value="1638078.16972902" calcext:value-type="float">
            <text:p>1638078.16972902</text:p>
          </table:table-cell>
          <table:table-cell table:number-columns-repeated="4"/>
          <table:table-cell office:value-type="float" office:value="2327" calcext:value-type="float">
            <text:p>232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$B$1:.$B$1048576])" office:value-type="float" office:value="1279.87427887626" calcext:value-type="float">
            <text:p>1279.87427887626</text:p>
          </table:table-cell>
          <table:table-cell table:number-columns-repeated="4"/>
          <table:table-cell office:value-type="float" office:value="2696" calcext:value-type="float">
            <text:p>269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260 out of 499</text:p>
          </table:table-cell>
          <table:table-cell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KURT([.$B$1:.$B$1048576])" office:value-type="float" office:value="4.91535260098083" calcext:value-type="float">
            <text:p>4.91535260098083</text:p>
          </table:table-cell>
          <table:table-cell table:number-columns-repeated="4"/>
          <table:table-cell office:value-type="float" office:value="5420" calcext:value-type="float">
            <text:p>5420</text:p>
          </table:table-cell>
          <table:table-cell office:value-type="float" office:value="578" calcext:value-type="float">
            <text:p>578</text:p>
          </table:table-cell>
          <table:table-cell table:formula="of:=260/499" office:value-type="float" office:value="0.521042084168337" calcext:value-type="float">
            <text:p>0.521042084168337</text:p>
          </table:table-cell>
          <table:table-cell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KEW([.$B$1:.$B$1048576])" office:value-type="float" office:value="1.82498477924357" calcext:value-type="float">
            <text:p>1.82498477924357</text:p>
          </table:table-cell>
          <table:table-cell table:number-columns-repeated="4"/>
          <table:table-cell office:value-type="float" office:value="2753" calcext:value-type="float">
            <text:p>275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52% of transactions under 1s</text:p>
          </table:table-cell>
          <table:table-cell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B$1:.$B$1048576])-MIN([.$B$1:.$B$1048576])" office:value-type="float" office:value="9422" calcext:value-type="float">
            <text:p>9422</text:p>
          </table:table-cell>
          <table:table-cell table:number-columns-repeated="4"/>
          <table:table-cell office:value-type="float" office:value="3831" calcext:value-type="float">
            <text:p>3831</text:p>
          </table:table-cell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B$1:.$B$1048576])" office:value-type="float" office:value="11" calcext:value-type="float">
            <text:p>11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float" office:value="2381" calcext:value-type="float">
            <text:p>238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B$1:.$B$1048576])" office:value-type="float" office:value="9433" calcext:value-type="float">
            <text:p>9433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float" office:value="2108" calcext:value-type="float">
            <text:p>2108</text:p>
          </table:table-cell>
          <table:table-cell office:value-type="float" office:value="843" calcext:value-type="float">
            <text:p>8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$B$1:.$B$1048576])" office:value-type="float" office:value="667081" calcext:value-type="float">
            <text:p>667081</text:p>
          </table:table-cell>
          <table:table-cell table:number-columns-repeated="4"/>
          <table:table-cell office:value-type="float" office:value="3217" calcext:value-type="float">
            <text:p>3217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formula="of:=COUNT([.$B$1:.$B$1048576])" office:value-type="float" office:value="499" calcext:value-type="float">
            <text:p>499</text:p>
          </table:table-cell>
          <table:table-cell table:number-columns-repeated="4"/>
          <table:table-cell office:value-type="float" office:value="3773" calcext:value-type="float">
            <text:p>3773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table:number-columns-repeated="8"/>
          <table:table-cell office:value-type="float" office:value="5890" calcext:value-type="float">
            <text:p>5890</text:p>
          </table:table-cell>
          <table:table-cell office:value-type="float" office:value="847" calcext:value-type="float">
            <text:p>8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number-columns-repeated="8"/>
          <table:table-cell office:value-type="float" office:value="2316" calcext:value-type="float">
            <text:p>2316</text:p>
          </table:table-cell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4" calcext:value-type="float">
            <text:p>2454</text:p>
          </table:table-cell>
          <table:table-cell table:number-columns-repeated="8"/>
          <table:table-cell office:value-type="float" office:value="5282" calcext:value-type="float">
            <text:p>5282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table:number-columns-repeated="8"/>
          <table:table-cell office:value-type="float" office:value="3965" calcext:value-type="float">
            <text:p>3965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8"/>
          <table:table-cell office:value-type="float" office:value="5675" calcext:value-type="float">
            <text:p>5675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table:number-columns-repeated="8"/>
          <table:table-cell office:value-type="float" office:value="3205" calcext:value-type="float">
            <text:p>3205</text:p>
          </table:table-cell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45" calcext:value-type="float">
            <text:p>2745</text:p>
          </table:table-cell>
          <table:table-cell table:number-columns-repeated="8"/>
          <table:table-cell office:value-type="float" office:value="2192" calcext:value-type="float">
            <text:p>2192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number-columns-repeated="8"/>
          <table:table-cell office:value-type="float" office:value="2246" calcext:value-type="float">
            <text:p>2246</text:p>
          </table:table-cell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8"/>
          <table:table-cell office:value-type="float" office:value="2841" calcext:value-type="float">
            <text:p>2841</text:p>
          </table:table-cell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61" calcext:value-type="float">
            <text:p>2861</text:p>
          </table:table-cell>
          <table:table-cell table:number-columns-repeated="8"/>
          <table:table-cell office:value-type="float" office:value="5314" calcext:value-type="float">
            <text:p>531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27" calcext:value-type="float">
            <text:p>2327</text:p>
          </table:table-cell>
          <table:table-cell table:number-columns-repeated="8"/>
          <table:table-cell office:value-type="float" office:value="4511" calcext:value-type="float">
            <text:p>4511</text:p>
          </table:table-cell>
          <table:table-cell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table:number-columns-repeated="8"/>
          <table:table-cell office:value-type="float" office:value="3915" calcext:value-type="float">
            <text:p>39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number-columns-repeated="8"/>
          <table:table-cell office:value-type="float" office:value="2402" calcext:value-type="float">
            <text:p>2402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number-columns-repeated="8"/>
          <table:table-cell office:value-type="float" office:value="3365" calcext:value-type="float">
            <text:p>3365</text:p>
          </table:table-cell>
          <table:table-cell office:value-type="float" office:value="857" calcext:value-type="float">
            <text:p>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number-columns-repeated="8"/>
          <table:table-cell office:value-type="float" office:value="3579" calcext:value-type="float">
            <text:p>3579</text:p>
          </table:table-cell>
          <table:table-cell office:value-type="float" office:value="881" calcext:value-type="float">
            <text:p>8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number-columns-repeated="8"/>
          <table:table-cell office:value-type="float" office:value="2033" calcext:value-type="float">
            <text:p>2033</text:p>
          </table:table-cell>
          <table:table-cell office:value-type="float" office:value="803" calcext:value-type="float">
            <text:p>8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8"/>
          <table:table-cell office:value-type="float" office:value="2507" calcext:value-type="float">
            <text:p>2507</text:p>
          </table:table-cell>
          <table:table-cell office:value-type="float" office:value="918" calcext:value-type="float">
            <text:p>9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table:number-columns-repeated="8"/>
          <table:table-cell office:value-type="float" office:value="2231" calcext:value-type="float">
            <text:p>2231</text:p>
          </table:table-cell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8"/>
          <table:table-cell office:value-type="float" office:value="2490" calcext:value-type="float">
            <text:p>2490</text:p>
          </table:table-cell>
          <table:table-cell office:value-type="float" office:value="903" calcext:value-type="float">
            <text:p>9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4" calcext:value-type="float">
            <text:p>1634</text:p>
          </table:table-cell>
          <table:table-cell table:number-columns-repeated="8"/>
          <table:table-cell office:value-type="float" office:value="2389" calcext:value-type="float">
            <text:p>2389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8"/>
          <table:table-cell office:value-type="float" office:value="3581" calcext:value-type="float">
            <text:p>3581</text:p>
          </table:table-cell>
          <table:table-cell office:value-type="float" office:value="769" calcext:value-type="float">
            <text:p>7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table:number-columns-repeated="8"/>
          <table:table-cell office:value-type="float" office:value="3874" calcext:value-type="float">
            <text:p>3874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table:number-columns-repeated="8"/>
          <table:table-cell office:value-type="float" office:value="2876" calcext:value-type="float">
            <text:p>2876</text:p>
          </table:table-cell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number-columns-repeated="8"/>
          <table:table-cell office:value-type="float" office:value="2443" calcext:value-type="float">
            <text:p>2443</text:p>
          </table:table-cell>
          <table:table-cell office:value-type="float" office:value="773" calcext:value-type="float">
            <text:p>7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number-columns-repeated="8"/>
          <table:table-cell office:value-type="float" office:value="3146" calcext:value-type="float">
            <text:p>3146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table:number-columns-repeated="8"/>
          <table:table-cell office:value-type="float" office:value="6885" calcext:value-type="float">
            <text:p>6885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number-columns-repeated="8"/>
          <table:table-cell office:value-type="float" office:value="4002" calcext:value-type="float">
            <text:p>4002</text:p>
          </table:table-cell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table:number-columns-repeated="8"/>
          <table:table-cell office:value-type="float" office:value="2807" calcext:value-type="float">
            <text:p>2807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table:number-columns-repeated="8"/>
          <table:table-cell office:value-type="float" office:value="2964" calcext:value-type="float">
            <text:p>2964</text:p>
          </table:table-cell>
          <table:table-cell office:value-type="float" office:value="737" calcext:value-type="float">
            <text:p>7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96" calcext:value-type="float">
            <text:p>2696</text:p>
          </table:table-cell>
          <table:table-cell table:number-columns-repeated="8"/>
          <table:table-cell office:value-type="float" office:value="3869" calcext:value-type="float">
            <text:p>3869</text:p>
          </table:table-cell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20" calcext:value-type="float">
            <text:p>5420</text:p>
          </table:table-cell>
          <table:table-cell table:number-columns-repeated="8"/>
          <table:table-cell office:value-type="float" office:value="2135" calcext:value-type="float">
            <text:p>2135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number-columns-repeated="8"/>
          <table:table-cell office:value-type="float" office:value="2953" calcext:value-type="float">
            <text:p>2953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53" calcext:value-type="float">
            <text:p>2753</text:p>
          </table:table-cell>
          <table:table-cell table:number-columns-repeated="8"/>
          <table:table-cell office:value-type="float" office:value="3015" calcext:value-type="float">
            <text:p>3015</text:p>
          </table:table-cell>
          <table:table-cell office:value-type="float" office:value="799" calcext:value-type="float">
            <text:p>7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number-columns-repeated="8"/>
          <table:table-cell office:value-type="float" office:value="2267" calcext:value-type="float">
            <text:p>2267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31" calcext:value-type="float">
            <text:p>3831</text:p>
          </table:table-cell>
          <table:table-cell table:number-columns-repeated="8"/>
          <table:table-cell office:value-type="float" office:value="2206" calcext:value-type="float">
            <text:p>220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number-columns-repeated="8"/>
          <table:table-cell office:value-type="float" office:value="3080" calcext:value-type="float">
            <text:p>3080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 table:number-columns-repeated="8"/>
          <table:table-cell office:value-type="float" office:value="4526" calcext:value-type="float">
            <text:p>4526</text:p>
          </table:table-cell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31" calcext:value-type="float">
            <text:p>1531</text:p>
          </table:table-cell>
          <table:table-cell table:number-columns-repeated="8"/>
          <table:table-cell office:value-type="float" office:value="5017" calcext:value-type="float">
            <text:p>5017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number-columns-repeated="8"/>
          <table:table-cell office:value-type="float" office:value="2709" calcext:value-type="float">
            <text:p>2709</text:p>
          </table:table-cell>
          <table:table-cell office:value-type="float" office:value="758" calcext:value-type="float">
            <text:p>7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table:number-columns-repeated="8"/>
          <table:table-cell office:value-type="float" office:value="2944" calcext:value-type="float">
            <text:p>2944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table:number-columns-repeated="8"/>
          <table:table-cell office:value-type="float" office:value="2127" calcext:value-type="float">
            <text:p>2127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number-columns-repeated="8"/>
          <table:table-cell office:value-type="float" office:value="4118" calcext:value-type="float">
            <text:p>411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8"/>
          <table:table-cell office:value-type="float" office:value="2584" calcext:value-type="float">
            <text:p>2584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1" calcext:value-type="float">
            <text:p>1751</text:p>
          </table:table-cell>
          <table:table-cell table:number-columns-repeated="8"/>
          <table:table-cell office:value-type="float" office:value="3165" calcext:value-type="float">
            <text:p>3165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float" office:value="3070" calcext:value-type="float">
            <text:p>307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21" calcext:value-type="float">
            <text:p>1821</text:p>
          </table:table-cell>
          <table:table-cell table:number-columns-repeated="8"/>
          <table:table-cell office:value-type="float" office:value="2401" calcext:value-type="float">
            <text:p>2401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number-columns-repeated="8"/>
          <table:table-cell office:value-type="float" office:value="3043" calcext:value-type="float">
            <text:p>3043</text:p>
          </table:table-cell>
          <table:table-cell office:value-type="float" office:value="999" calcext:value-type="float">
            <text:p>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8" calcext:value-type="float">
            <text:p>1708</text:p>
          </table:table-cell>
          <table:table-cell table:number-columns-repeated="8"/>
          <table:table-cell office:value-type="float" office:value="3205" calcext:value-type="float">
            <text:p>3205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number-columns-repeated="8"/>
          <table:table-cell office:value-type="float" office:value="2133" calcext:value-type="float">
            <text:p>213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number-columns-repeated="8"/>
          <table:table-cell office:value-type="float" office:value="2804" calcext:value-type="float">
            <text:p>2804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table:number-columns-repeated="8"/>
          <table:table-cell office:value-type="float" office:value="3963" calcext:value-type="float">
            <text:p>3963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1" calcext:value-type="float">
            <text:p>2381</text:p>
          </table:table-cell>
          <table:table-cell table:number-columns-repeated="8"/>
          <table:table-cell office:value-type="float" office:value="2945" calcext:value-type="float">
            <text:p>2945</text:p>
          </table:table-cell>
          <table:table-cell office:value-type="float" office:value="769" calcext:value-type="float">
            <text:p>7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8" calcext:value-type="float">
            <text:p>2108</text:p>
          </table:table-cell>
          <table:table-cell table:number-columns-repeated="8"/>
          <table:table-cell office:value-type="float" office:value="2949" calcext:value-type="float">
            <text:p>2949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number-columns-repeated="8"/>
          <table:table-cell office:value-type="float" office:value="2176" calcext:value-type="float">
            <text:p>2176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17" calcext:value-type="float">
            <text:p>3217</text:p>
          </table:table-cell>
          <table:table-cell table:number-columns-repeated="8"/>
          <table:table-cell office:value-type="float" office:value="2524" calcext:value-type="float">
            <text:p>252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number-columns-repeated="8"/>
          <table:table-cell office:value-type="float" office:value="2408" calcext:value-type="float">
            <text:p>2408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8"/>
          <table:table-cell office:value-type="float" office:value="2674" calcext:value-type="float">
            <text:p>2674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number-columns-repeated="8"/>
          <table:table-cell office:value-type="float" office:value="3248" calcext:value-type="float">
            <text:p>3248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number-columns-repeated="8"/>
          <table:table-cell office:value-type="float" office:value="2415" calcext:value-type="float">
            <text:p>2415</text:p>
          </table:table-cell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8"/>
          <table:table-cell office:value-type="float" office:value="3293" calcext:value-type="float">
            <text:p>3293</text:p>
          </table:table-cell>
          <table:table-cell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2424" calcext:value-type="float">
            <text:p>2424</text:p>
          </table:table-cell>
          <table:table-cell office:value-type="float" office:value="772" calcext:value-type="float">
            <text:p>7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number-columns-repeated="8"/>
          <table:table-cell office:value-type="float" office:value="2630" calcext:value-type="float">
            <text:p>2630</text:p>
          </table:table-cell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table:number-columns-repeated="8"/>
          <table:table-cell office:value-type="float" office:value="5656" calcext:value-type="float">
            <text:p>5656</text:p>
          </table:table-cell>
          <table:table-cell office:value-type="float" office:value="835" calcext:value-type="float">
            <text:p>8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73" calcext:value-type="float">
            <text:p>3773</text:p>
          </table:table-cell>
          <table:table-cell table:number-columns-repeated="8"/>
          <table:table-cell office:value-type="float" office:value="6412" calcext:value-type="float">
            <text:p>6412</text:p>
          </table:table-cell>
          <table:table-cell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8"/>
          <table:table-cell office:value-type="float" office:value="3425" calcext:value-type="float">
            <text:p>3425</text:p>
          </table:table-cell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90" calcext:value-type="float">
            <text:p>5890</text:p>
          </table:table-cell>
          <table:table-cell table:number-columns-repeated="8"/>
          <table:table-cell office:value-type="float" office:value="3891" calcext:value-type="float">
            <text:p>3891</text:p>
          </table:table-cell>
          <table:table-cell office:value-type="float" office:value="962" calcext:value-type="float">
            <text:p>9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16" calcext:value-type="float">
            <text:p>2316</text:p>
          </table:table-cell>
          <table:table-cell table:number-columns-repeated="8"/>
          <table:table-cell office:value-type="float" office:value="2636" calcext:value-type="float">
            <text:p>2636</text:p>
          </table:table-cell>
          <table:table-cell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82" calcext:value-type="float">
            <text:p>5282</text:p>
          </table:table-cell>
          <table:table-cell table:number-columns-repeated="8"/>
          <table:table-cell office:value-type="float" office:value="2069" calcext:value-type="float">
            <text:p>2069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table:number-columns-repeated="8"/>
          <table:table-cell office:value-type="float" office:value="2594" calcext:value-type="float">
            <text:p>2594</text:p>
          </table:table-cell>
          <table:table-cell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number-columns-repeated="8"/>
          <table:table-cell office:value-type="float" office:value="2852" calcext:value-type="float">
            <text:p>2852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65" calcext:value-type="float">
            <text:p>3965</text:p>
          </table:table-cell>
          <table:table-cell table:number-columns-repeated="8"/>
          <table:table-cell office:value-type="float" office:value="9433" calcext:value-type="float">
            <text:p>9433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number-columns-repeated="8"/>
          <table:table-cell office:value-type="float" office:value="3811" calcext:value-type="float">
            <text:p>3811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8"/>
          <table:table-cell office:value-type="float" office:value="2561" calcext:value-type="float">
            <text:p>2561</text:p>
          </table:table-cell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8"/>
          <table:table-cell office:value-type="float" office:value="3630" calcext:value-type="float">
            <text:p>3630</text:p>
          </table:table-cell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table:number-columns-repeated="8"/>
          <table:table-cell office:value-type="float" office:value="2364" calcext:value-type="float">
            <text:p>2364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number-columns-repeated="8"/>
          <table:table-cell office:value-type="float" office:value="2842" calcext:value-type="float">
            <text:p>284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75" calcext:value-type="float">
            <text:p>5675</text:p>
          </table:table-cell>
          <table:table-cell table:number-columns-repeated="8"/>
          <table:table-cell office:value-type="float" office:value="2027" calcext:value-type="float">
            <text:p>2027</text:p>
          </table:table-cell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5" calcext:value-type="float">
            <text:p>3205</text:p>
          </table:table-cell>
          <table:table-cell table:number-columns-repeated="8"/>
          <table:table-cell office:value-type="float" office:value="2085" calcext:value-type="float">
            <text:p>2085</text:p>
          </table:table-cell>
          <table:table-cell office:value-type="float" office:value="931" calcext:value-type="float">
            <text:p>9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number-columns-repeated="8"/>
          <table:table-cell office:value-type="float" office:value="2879" calcext:value-type="float">
            <text:p>2879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table:number-columns-repeated="8"/>
          <table:table-cell office:value-type="float" office:value="2779" calcext:value-type="float">
            <text:p>2779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8"/>
          <table:table-cell office:value-type="float" office:value="2234" calcext:value-type="float">
            <text:p>2234</text:p>
          </table:table-cell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number-columns-repeated="8"/>
          <table:table-cell office:value-type="float" office:value="2195" calcext:value-type="float">
            <text:p>219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table:number-columns-repeated="8"/>
          <table:table-cell office:value-type="float" office:value="2119" calcext:value-type="float">
            <text:p>2119</text:p>
          </table:table-cell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number-columns-repeated="8"/>
          <table:table-cell office:value-type="float" office:value="2184" calcext:value-type="float">
            <text:p>2184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table:number-columns-repeated="8"/>
          <table:table-cell office:value-type="float" office:value="6298" calcext:value-type="float">
            <text:p>6298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table:number-columns-repeated="8"/>
          <table:table-cell office:value-type="float" office:value="3003" calcext:value-type="float">
            <text:p>3003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46" calcext:value-type="float">
            <text:p>2246</text:p>
          </table:table-cell>
          <table:table-cell table:number-columns-repeated="8"/>
          <table:table-cell office:value-type="float" office:value="3211" calcext:value-type="float">
            <text:p>3211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41" calcext:value-type="float">
            <text:p>2841</text:p>
          </table:table-cell>
          <table:table-cell table:number-columns-repeated="8"/>
          <table:table-cell office:value-type="float" office:value="2473" calcext:value-type="float">
            <text:p>2473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table:number-columns-repeated="8"/>
          <table:table-cell office:value-type="float" office:value="4556" calcext:value-type="float">
            <text:p>4556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8"/>
          <table:table-cell office:value-type="float" office:value="4220" calcext:value-type="float">
            <text:p>4220</text:p>
          </table:table-cell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3363" calcext:value-type="float">
            <text:p>3363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8"/>
          <table:table-cell office:value-type="float" office:value="3786" calcext:value-type="float">
            <text:p>3786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number-columns-repeated="8"/>
          <table:table-cell office:value-type="float" office:value="2144" calcext:value-type="float">
            <text:p>214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14" calcext:value-type="float">
            <text:p>5314</text:p>
          </table:table-cell>
          <table:table-cell table:number-columns-repeated="8"/>
          <table:table-cell office:value-type="float" office:value="2182" calcext:value-type="float">
            <text:p>2182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11" calcext:value-type="float">
            <text:p>4511</text:p>
          </table:table-cell>
          <table:table-cell table:number-columns-repeated="8"/>
          <table:table-cell office:value-type="float" office:value="3045" calcext:value-type="float">
            <text:p>3045</text:p>
          </table:table-cell>
          <table:table-cell office:value-type="float" office:value="859" calcext:value-type="float">
            <text:p>8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15" calcext:value-type="float">
            <text:p>3915</text:p>
          </table:table-cell>
          <table:table-cell table:number-columns-repeated="8"/>
          <table:table-cell office:value-type="float" office:value="2690" calcext:value-type="float">
            <text:p>2690</text:p>
          </table:table-cell>
          <table:table-cell office:value-type="float" office:value="931" calcext:value-type="float">
            <text:p>9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number-columns-repeated="8"/>
          <table:table-cell office:value-type="float" office:value="2096" calcext:value-type="float">
            <text:p>2096</text:p>
          </table:table-cell>
          <table:table-cell office:value-type="float" office:value="858" calcext:value-type="float">
            <text:p>8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table:number-columns-repeated="8"/>
          <table:table-cell office:value-type="float" office:value="2663" calcext:value-type="float">
            <text:p>2663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2" calcext:value-type="float">
            <text:p>2402</text:p>
          </table:table-cell>
          <table:table-cell table:number-columns-repeated="8"/>
          <table:table-cell office:value-type="float" office:value="2723" calcext:value-type="float">
            <text:p>2723</text:p>
          </table:table-cell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3447" calcext:value-type="float">
            <text:p>3447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79" calcext:value-type="float">
            <text:p>3579</text:p>
          </table:table-cell>
          <table:table-cell table:number-columns-repeated="8"/>
          <table:table-cell office:value-type="float" office:value="2836" calcext:value-type="float">
            <text:p>2836</text:p>
          </table:table-cell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table:number-columns-repeated="8"/>
          <table:table-cell office:value-type="float" office:value="4525" calcext:value-type="float">
            <text:p>4525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9"/>
          <table:table-cell office:value-type="float" office:value="747" calcext:value-type="float">
            <text:p>7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9"/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7" calcext:value-type="float">
            <text:p>2507</text:p>
          </table:table-cell>
          <table:table-cell table:number-columns-repeated="9"/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31" calcext:value-type="float">
            <text:p>2231</text:p>
          </table:table-cell>
          <table:table-cell table:number-columns-repeated="9"/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9"/>
          <table:table-cell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9"/>
          <table:table-cell office:value-type="float" office:value="707" calcext:value-type="float">
            <text:p>7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table:number-columns-repeated="9"/>
          <table:table-cell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table:number-columns-repeated="9"/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7" calcext:value-type="float">
            <text:p>1727</text:p>
          </table:table-cell>
          <table:table-cell table:number-columns-repeated="9"/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9"/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9"/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number-columns-repeated="9"/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5" calcext:value-type="float">
            <text:p>1355</text:p>
          </table:table-cell>
          <table:table-cell table:number-columns-repeated="9"/>
          <table:table-cell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number-columns-repeated="9"/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9" calcext:value-type="float">
            <text:p>2389</text:p>
          </table:table-cell>
          <table:table-cell table:number-columns-repeated="9"/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number-columns-repeated="9"/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table:number-columns-repeated="9"/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81" calcext:value-type="float">
            <text:p>3581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table:number-columns-repeated="9"/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table:number-columns-repeated="9"/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table:number-columns-repeated="9"/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76" calcext:value-type="float">
            <text:p>2876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number-columns-repeated="9"/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table:number-columns-repeated="9"/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number-columns-repeated="9"/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46" calcext:value-type="float">
            <text:p>3146</text:p>
          </table:table-cell>
          <table:table-cell table:number-columns-repeated="9"/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number-columns-repeated="9"/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85" calcext:value-type="float">
            <text:p>6885</text:p>
          </table:table-cell>
          <table:table-cell table:number-columns-repeated="9"/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9"/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9"/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number-columns-repeated="9"/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table:number-columns-repeated="9"/>
          <table:table-cell office:value-type="float" office:value="877" calcext:value-type="float">
            <text:p>8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9" calcext:value-type="float">
            <text:p>1529</text:p>
          </table:table-cell>
          <table:table-cell table:number-columns-repeated="9"/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number-columns-repeated="9"/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table:number-columns-repeated="9"/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table:number-columns-repeated="9"/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number-columns-repeated="9"/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table:number-columns-repeated="9"/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number-columns-repeated="9"/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number-columns-repeated="9"/>
          <table:table-cell office:value-type="float" office:value="758" calcext:value-type="float">
            <text:p>7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table:number-columns-repeated="9"/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1" calcext:value-type="float">
            <text:p>1691</text:p>
          </table:table-cell>
          <table:table-cell table:number-columns-repeated="9"/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2" calcext:value-type="float">
            <text:p>4002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07" calcext:value-type="float">
            <text:p>2807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64" calcext:value-type="float">
            <text:p>2964</text:p>
          </table:table-cell>
          <table:table-cell table:number-columns-repeated="9"/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29" calcext:value-type="float">
            <text:p>1329</text:p>
          </table:table-cell>
          <table:table-cell table:number-columns-repeated="9"/>
          <table:table-cell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6" calcext:value-type="float">
            <text:p>1386</text:p>
          </table:table-cell>
          <table:table-cell table:number-columns-repeated="9"/>
          <table:table-cell office:value-type="float" office:value="787" calcext:value-type="float">
            <text:p>7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number-columns-repeated="9"/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table:number-columns-repeated="9"/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table:number-columns-repeated="9"/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9"/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number-columns-repeated="9"/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table:number-columns-repeated="9"/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69" calcext:value-type="float">
            <text:p>3869</text:p>
          </table:table-cell>
          <table:table-cell table:number-columns-repeated="9"/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9"/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number-columns-repeated="9"/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3" calcext:value-type="float">
            <text:p>1703</text:p>
          </table:table-cell>
          <table:table-cell table:number-columns-repeated="9"/>
          <table:table-cell office:value-type="float" office:value="818" calcext:value-type="float">
            <text:p>8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9"/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table:number-columns-repeated="9"/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53" calcext:value-type="float">
            <text:p>2953</text:p>
          </table:table-cell>
          <table:table-cell table:number-columns-repeated="9"/>
          <table:table-cell office:value-type="float" office:value="736" calcext:value-type="float">
            <text:p>7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number-columns-repeated="9"/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9"/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15" calcext:value-type="float">
            <text:p>3015</text:p>
          </table:table-cell>
          <table:table-cell table:number-columns-repeated="9"/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9"/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table:number-columns-repeated="9"/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table:number-columns-repeated="9"/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67" calcext:value-type="float">
            <text:p>2267</text:p>
          </table:table-cell>
          <table:table-cell table:number-columns-repeated="9"/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table:number-columns-repeated="9"/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number-columns-repeated="9"/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number-columns-repeated="9"/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number-columns-repeated="9"/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6" calcext:value-type="float">
            <text:p>2206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table:number-columns-repeated="9"/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 table:number-columns-repeated="9"/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number-columns-repeated="9"/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7" calcext:value-type="float">
            <text:p>1387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table:number-columns-repeated="9"/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table:number-columns-repeated="9"/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number-columns-repeated="9"/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number-columns-repeated="9"/>
          <table:table-cell office:value-type="float" office:value="904" calcext:value-type="float">
            <text:p>9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9"/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6" calcext:value-type="float">
            <text:p>1636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26" calcext:value-type="float">
            <text:p>4526</text:p>
          </table:table-cell>
          <table:table-cell table:number-columns-repeated="9"/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9"/>
          <table:table-cell office:value-type="float" office:value="708" calcext:value-type="float">
            <text:p>7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17" calcext:value-type="float">
            <text:p>5017</text:p>
          </table:table-cell>
          <table:table-cell table:number-columns-repeated="9"/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09" calcext:value-type="float">
            <text:p>2709</text:p>
          </table:table-cell>
          <table:table-cell table:number-columns-repeated="9"/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9"/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table:number-columns-repeated="9"/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9"/>
          <table:table-cell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number-columns-repeated="9"/>
          <table:table-cell office:value-type="float" office:value="813" calcext:value-type="float">
            <text:p>8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table:number-columns-repeated="9"/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table:number-columns-repeated="9"/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29" calcext:value-type="float">
            <text:p>1629</text:p>
          </table:table-cell>
          <table:table-cell table:number-columns-repeated="9"/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number-columns-repeated="9"/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number-columns-repeated="9"/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number-columns-repeated="9"/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9"/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5" calcext:value-type="float">
            <text:p>1725</text:p>
          </table:table-cell>
          <table:table-cell table:number-columns-repeated="9"/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table:number-columns-repeated="9"/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table:number-columns-repeated="9"/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table:number-columns-repeated="9"/>
          <table:table-cell office:value-type="float" office:value="872" calcext:value-type="float">
            <text:p>8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table:number-columns-repeated="9"/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9"/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table:number-columns-repeated="9"/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9"/>
          <table:table-cell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table:number-columns-repeated="9"/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5" calcext:value-type="float">
            <text:p>1815</text:p>
          </table:table-cell>
          <table:table-cell table:number-columns-repeated="9"/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table:number-columns-repeated="9"/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number-columns-repeated="9"/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number-columns-repeated="9"/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879" calcext:value-type="float">
            <text:p>8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number-columns-repeated="9"/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table:number-columns-repeated="9"/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9"/>
          <table:table-cell office:value-type="float" office:value="943" calcext:value-type="float">
            <text:p>9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number-columns-repeated="9"/>
          <table:table-cell office:value-type="float" office:value="981" calcext:value-type="float">
            <text:p>9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number-columns-repeated="9"/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number-columns-repeated="9"/>
          <table:table-cell office:value-type="float" office:value="881" calcext:value-type="float">
            <text:p>8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8" calcext:value-type="float">
            <text:p>4118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9"/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84" calcext:value-type="float">
            <text:p>2584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3" calcext:value-type="float">
            <text:p>15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5" calcext:value-type="float">
            <text:p>31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7" calcext:value-type="float">
            <text:p>16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0" calcext:value-type="float">
            <text:p>307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1" calcext:value-type="float">
            <text:p>24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6" calcext:value-type="float">
            <text:p>15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8" calcext:value-type="float">
            <text:p>17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3" calcext:value-type="float">
            <text:p>30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5" calcext:value-type="float">
            <text:p>14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05" calcext:value-type="float">
            <text:p>32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3" calcext:value-type="float">
            <text:p>16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3" calcext:value-type="float">
            <text:p>21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4" calcext:value-type="float">
            <text:p>28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63" calcext:value-type="float">
            <text:p>39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45" calcext:value-type="float">
            <text:p>29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4" calcext:value-type="float">
            <text:p>17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49" calcext:value-type="float">
            <text:p>29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6" calcext:value-type="float">
            <text:p>21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4" calcext:value-type="float">
            <text:p>25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8" calcext:value-type="float">
            <text:p>24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4" calcext:value-type="float">
            <text:p>26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7" calcext:value-type="float">
            <text:p>33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8" calcext:value-type="float">
            <text:p>32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5" calcext:value-type="float">
            <text:p>24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7" calcext:value-type="float">
            <text:p>16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3" calcext:value-type="float">
            <text:p>32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4" calcext:value-type="float">
            <text:p>24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0" calcext:value-type="float">
            <text:p>26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56" calcext:value-type="float">
            <text:p>56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2" calcext:value-type="float">
            <text:p>64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5" calcext:value-type="float">
            <text:p>34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1" calcext:value-type="float">
            <text:p>38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6" calcext:value-type="float">
            <text:p>26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9" calcext:value-type="float">
            <text:p>1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2" calcext:value-type="float">
            <text:p>28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33" calcext:value-type="float">
            <text:p>94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6" calcext:value-type="float">
            <text:p>16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35" calcext:value-type="float">
            <text:p>14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1" calcext:value-type="float">
            <text:p>38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1" calcext:value-type="float">
            <text:p>25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2" calcext:value-type="float">
            <text:p>16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55" calcext:value-type="float">
            <text:p>13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0" calcext:value-type="float">
            <text:p>36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4" calcext:value-type="float">
            <text:p>23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2" calcext:value-type="float">
            <text:p>28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9" calcext:value-type="float">
            <text:p>28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79" calcext:value-type="float">
            <text:p>27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9" calcext:value-type="float">
            <text:p>15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4" calcext:value-type="float">
            <text:p>22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5" calcext:value-type="float">
            <text:p>21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4" calcext:value-type="float">
            <text:p>21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8" calcext:value-type="float">
            <text:p>62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03" calcext:value-type="float">
            <text:p>30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1" calcext:value-type="float">
            <text:p>32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6" calcext:value-type="float">
            <text:p>45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95" calcext:value-type="float">
            <text:p>17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3" calcext:value-type="float">
            <text:p>33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6" calcext:value-type="float">
            <text:p>37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2" calcext:value-type="float">
            <text:p>21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5" calcext:value-type="float">
            <text:p>30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4" calcext:value-type="float">
            <text:p>13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0" calcext:value-type="float">
            <text:p>269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96" calcext:value-type="float">
            <text:p>20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3" calcext:value-type="float">
            <text:p>26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3" calcext:value-type="float">
            <text:p>27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47" calcext:value-type="float">
            <text:p>34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6" calcext:value-type="float">
            <text:p>28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25" calcext:value-type="float">
            <text:p>45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transaction_times_local.K3:transaction_times_local.K11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16:33:35.515171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20T22:58:43.993590048</dc:date>
    <meta:editing-duration>PT10H39M20S</meta:editing-duration>
    <meta:editing-cycles>6</meta:editing-cycles>
    <meta:generator>LibreOffice/6.0.7.3$Linux_X86_64 LibreOffice_project/00m0$Build-3</meta:generator>
    <meta:document-statistic meta:table-count="1" meta:cell-count="9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width="0.1cm" svg:stroke-color="#1c1c1c"/>
    </style:style>
    <style:style style:name="ch11" style:family="chart">
      <style:graphic-properties svg:stroke-width="0.1cm" svg:stroke-color="#1c1c1c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bar" chart:style-name="ch1">
        <chart:title svg:x="6.842cm" svg:y="0.316cm" chart:style-name="ch2">
          <text:p>Local node</text:p>
        </chart:title>
        <chart:plot-area chart:style-name="ch3" table:cell-range-address="transaction_times_local.B1:transaction_times_local.B499" svg:x="1.33cm" svg:y="1.275cm" svg:width="14.346cm" svg:height="6.569cm">
          <chartooo:coordinate-region svg:x="2.507cm" svg:y="1.474cm" svg:width="13.169cm" svg:height="6.171cm"/>
          <chart:axis chart:dimension="x" chart:name="primary-x" chart:style-name="ch4">
            <chart:title svg:x="7.811cm" svg:y="8.024cm" chart:style-name="ch5">
              <text:p>Samples</text:p>
            </chart:title>
          </chart:axis>
          <chart:axis chart:dimension="y" chart:name="primary-y" chart:style-name="ch6">
            <chart:title svg:x="0.451cm" svg:y="6.164cm" chart:style-name="ch7">
              <text:p>Transaction time (ms)</text:p>
            </chart:title>
            <chart:grid chart:style-name="ch8" chart:class="major"/>
          </chart:axis>
          <chart:series chart:style-name="ch9" chart:values-cell-range-address="transaction_times_local.B1:transaction_times_local.B499" chart:class="chart:bar">
            <chart:mean-value chart:style-name="ch10"/>
            <chart:regression-curve chart:style-name="ch11"/>
            <chart:data-point chart:repeated="260"/>
            <chart:data-point chart:style-name="ch12"/>
            <chart:data-point chart:repeated="53"/>
            <chart:data-point chart:style-name="ch12"/>
            <chart:data-point chart:repeated="170"/>
            <chart:data-point chart:style-name="ch12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transaction_times_local.B1:transaction_times_local.B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82">
                <text:p>52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14">
                <text:p>53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11">
                <text:p>45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85">
                <text:p>68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18">
                <text:p>41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656">
                <text:p>56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412">
                <text:p>64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433">
                <text:p>94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84">
                <text:p>1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